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0.6118in"/>
    </style:style>
    <style:style style:name="co6" style:family="table-column">
      <style:table-column-properties fo:break-before="auto" style:column-width="0.252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>
            <text:p>VGPU 0</text:p>
          </table:table-cell>
          <table:table-cell office:value-type="string">
            <text:p>VGPU 1</text:p>
          </table:table-cell>
          <table:table-cell office:value-type="string">
            <text:p>VGPU 2</text:p>
          </table:table-cell>
          <table:table-cell office:value-type="string">
            <text:p>VGPU 3</text:p>
          </table:table-cell>
          <table:table-cell table:number-columns-repeated="2"/>
        </table:table-row>
        <table:table-row table:style-name="ro1">
          <table:table-cell office:value-type="string">
            <text:p>Compute</text:p>
          </table:table-cell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4">
            <text:p>34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5">
            <text:p>35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3">
            <text:p>33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table:number-columns-repeated="3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table:number-columns-repeated="2"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table:number-columns-repeated="2"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4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6">
            <text:p>26</text:p>
          </table:table-cell>
          <table:table-cell table:number-columns-repeated="3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table:number-columns-repeated="3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table:number-columns-repeated="3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3">
            <text:p>23</text:p>
          </table:table-cell>
          <table:table-cell table:number-columns-repeated="3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table:number-columns-repeated="2"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4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table:number-columns-repeated="3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4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table:number-columns-repeated="3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4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4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table:number-columns-repeated="3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table:number-columns-repeated="3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4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4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4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table:number-columns-repeated="2"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table:number-columns-repeated="2"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4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6">
            <text:p>26</text:p>
          </table:table-cell>
          <table:table-cell table:number-columns-repeated="3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4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table:number-columns-repeated="3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table:number-columns-repeated="3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3">
            <text:p>23</text:p>
          </table:table-cell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table:number-columns-repeated="3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4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4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4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4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4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4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table:number-columns-repeated="3" office:value-type="float" office:value="33">
            <text:p>33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table:number-columns-repeated="3" office:value-type="float" office:value="33">
            <text:p>33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table:number-columns-repeated="2"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table:number-columns-repeated="3" office:value-type="float" office:value="32">
            <text:p>32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table:number-columns-repeated="2"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table:number-columns-repeated="3" office:value-type="float" office:value="33">
            <text:p>33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table:number-columns-repeated="2"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table:number-columns-repeated="2"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table:number-columns-repeated="3" office:value-type="float" office:value="32">
            <text:p>32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table:number-columns-repeated="2"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table:number-columns-repeated="3" office:value-type="float" office:value="33">
            <text:p>33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table:number-columns-repeated="3" office:value-type="float" office:value="32">
            <text:p>32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9">
            <text:p>49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9">
            <text:p>49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9">
            <text:p>49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9">
            <text:p>49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9">
            <text:p>49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9">
            <text:p>49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9">
            <text:p>49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Compute</text:p>
          </table:table-cell>
          <table:table-cell table:number-columns-repeated="3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%</text:p>
          </table:table-cell>
          <table:table-cell/>
        </table:table-row>
      </table:table>
      <table:database-ranges>
        <table:database-range table:target-range-address="Sheet1.A2:Sheet1.G5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8">01/18/2012</text:date>, <text:time>09:1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dc:date>2012-01-18T09:17:44</dc:date>
    <dc:creator>Shinpei Kato</dc:creator>
    <meta:editing-duration>PT4M18S</meta:editing-duration>
    <meta:editing-cycles>1</meta:editing-cycles>
    <meta:document-statistic meta:table-count="1" meta:cell-count="1738" meta:object-count="0"/>
  </office:meta>
</office:document-meta>
</file>